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9" style:family="paragraph" style:parent-style-name="Text_20_body">
      <style:text-properties fo:color="#6666ff" fo:language="ru" fo:country="RU" fo:font-style="normal" style:font-style-asian="normal" style:font-style-complex="normal"/>
    </style:style>
    <style:style style:name="P20"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1" style:family="paragraph" style:parent-style-name="Text_20_body">
      <style:text-properties fo:language="en" fo:country="US"/>
    </style:style>
    <style:style style:name="P22" style:family="paragraph" style:parent-style-name="Text_20_body">
      <style:text-properties fo:color="#0000ff" fo:language="en" fo:country="US" fo:font-style="normal" style:font-style-asian="normal" style:font-style-complex="normal"/>
    </style:style>
    <style:style style:name="P2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00ccff" fo:language="ru" fo:country="RU" fo:font-style="normal" style:font-style-asian="normal" style:font-style-complex="normal"/>
    </style:style>
    <style:style style:name="P25"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27" style:family="paragraph" style:parent-style-name="Text_20_body" style:list-style-name="L1">
      <style:paragraph-properties fo:text-align="justify" style:justify-single-word="false"/>
      <style:text-properties fo:language="ru" fo:country="RU"/>
    </style:style>
    <style:style style:name="P28" style:family="paragraph" style:parent-style-name="Text_20_body" style:list-style-name="L2">
      <style:paragraph-properties fo:text-align="justify" style:justify-single-word="false"/>
      <style:text-properties fo:language="ru" fo:country="RU"/>
    </style:style>
    <style:style style:name="P29" style:family="paragraph" style:parent-style-name="Text_20_body" style:list-style-name="L3">
      <style:text-properties fo:language="ru" fo:country="RU"/>
    </style:style>
    <style:style style:name="P30" style:family="paragraph" style:parent-style-name="Text_20_body" style:list-style-name="L3">
      <style:text-properties fo:language="ru" fo:country="RU" fo:background-color="#ffff00"/>
    </style:style>
    <style:style style:name="P31" style:family="paragraph" style:parent-style-name="Text_20_body">
      <style:text-properties fo:color="#6666ff" fo:language="ru" fo:country="RU" fo:font-style="normal" style:font-style-asian="normal" style:font-style-complex="normal"/>
    </style:style>
    <style:style style:name="P32"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style:style>
    <style:style style:name="T5" style:family="text">
      <style:text-properties fo:color="#0000ff" fo:language="ru" fo:country="RU"/>
    </style:style>
    <style:style style:name="T6" style:family="text">
      <style:text-properties fo:color="#0000ff" fo:language="ru" fo:country="RU" fo:font-style="normal" style:font-style-asian="normal" style:font-style-complex="normal"/>
    </style:style>
    <style:style style:name="T7" style:family="text">
      <style:text-properties fo:color="#0000ff" fo:font-style="italic" style:font-style-asian="italic" style:font-style-complex="italic"/>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weight="normal" fo:background-color="transparent" style:font-weight-asian="normal" style:font-weight-complex="normal" loext:char-shading-value="0"/>
    </style:style>
    <style:style style:name="T12" style:family="text">
      <style:text-properties style:use-window-font-color="true"/>
    </style:style>
    <style:style style:name="T1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4" style:family="text">
      <style:text-properties style:use-window-font-color="true" fo:font-style="normal" style:font-style-asian="normal" style:font-style-complex="normal"/>
    </style:style>
    <style:style style:name="T15" style:family="text">
      <style:text-properties style:use-window-font-color="true" fo:language="en" fo:country="US" fo:font-weight="normal" style:font-weight-asian="normal" style:font-weight-complex="normal"/>
    </style:style>
    <style:style style:name="T16" style:family="text">
      <style:text-properties style:use-window-font-color="true" fo:language="en" fo:country="US" fo:font-weight="normal" fo:background-color="transparent" style:font-weight-asian="normal" style:font-weight-complex="normal" loext:char-shading-value="0"/>
    </style:style>
    <style:style style:name="T1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18" style:family="text">
      <style:text-properties fo:color="#6666ff" fo:font-style="italic" fo:font-weight="normal" style:font-style-asian="italic" style:font-weight-asian="normal" style:font-style-complex="italic" style:font-weight-complex="normal"/>
    </style:style>
    <style:style style:name="T19" style:family="text">
      <style:text-properties fo:color="#6666ff" fo:language="en" fo:country="US" fo:font-style="italic" fo:font-weight="normal" style:font-style-asian="italic" style:font-weight-asian="normal" style:font-style-complex="italic" style:font-weight-complex="normal"/>
    </style:style>
    <style:style style:name="T20" style:family="text">
      <style:text-properties fo:language="uk" fo:country="UA"/>
    </style:style>
    <style:style style:name="T21" style:family="text">
      <style:text-properties fo:color="#3399ff"/>
    </style:style>
    <style:style style:name="T22" style:family="text">
      <style:text-properties fo:color="#3333ff"/>
    </style:style>
    <style:style style:name="T23" style:family="text">
      <style:text-properties fo:color="#3333ff" fo:language="en" fo:country="US"/>
    </style:style>
    <style:style style:name="T24" style:family="text">
      <style:text-properties fo:color="#3333ff" fo:language="en" fo:country="US" fo:font-style="italic" style:font-style-asian="italic" style:font-style-complex="italic"/>
    </style:style>
    <style:style style:name="T25" style:family="text">
      <style:text-properties fo:color="#3333ff" fo:language="en" fo:country="US" fo:font-weight="normal" style:font-weight-asian="normal" style:font-weight-complex="normal"/>
    </style:style>
    <style:style style:name="T26" style:family="text">
      <style:text-properties fo:color="#3333ff" fo:language="en" fo:country="US" fo:font-weight="normal" fo:background-color="transparent" style:font-weight-asian="normal" style:font-weight-complex="normal" loext:char-shading-value="0"/>
    </style:style>
    <style:style style:name="T27" style:family="text">
      <style:text-properties fo:color="#3333ff" fo:language="en" fo:country="US" fo:font-weight="normal" fo:background-color="transparent" style:font-weight-asian="normal" style:font-weight-complex="normal" loext:char-shading-value="0"/>
    </style:style>
    <style:style style:name="T28" style:family="text">
      <style:text-properties fo:color="#0066ff"/>
    </style:style>
    <style:style style:name="T29" style:family="text">
      <style:text-properties fo:color="#0066ff" fo:language="en" fo:country="US" fo:font-weight="normal" fo:background-color="transparent" style:font-weight-asian="normal" style:font-weight-complex="normal" loext:char-shading-value="0"/>
    </style:style>
    <style:style style:name="T30" style:family="text">
      <style:text-properties fo:color="#00ccff"/>
    </style:style>
    <style:style style:name="T31" style:family="text">
      <style:text-properties fo:color="#0000cc" fo:language="en" fo:country="US" fo:font-weight="normal" style:font-weight-asian="normal" style:font-weight-complex="normal"/>
    </style:style>
    <style:style style:name="T32" style:family="text">
      <style:text-properties fo:color="#0066cc" fo:language="en" fo:country="US" fo:font-weight="normal" fo:background-color="transparent" style:font-weight-asian="normal" style:font-weight-complex="normal" loext:char-shading-value="0"/>
    </style:style>
    <style:style style:name="T33" style:family="text">
      <style:text-properties fo:color="#0066cc" fo:font-weight="normal" fo:background-color="transparent" style:font-weight-asian="normal" style:font-weight-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83,<text:span text:style-name="T1">85,</text:span>86,100</text:p>
      <text:p text:style-name="P10">Улучшить главы: 1,2,7,8 (особенно вторую половину <text:span text:style-name="T1">2</text:span>й главы)!</text:p>
      <text:h text:style-name="Heading_20_2" text:outline-level="2">Фанфик очищен по страницу: 166 (15)</text:h>
      <text:p text:style-name="P12">&lt;В конце каждой главы (чтобы не спойлерить) - рисунок мозаики, отображающий суть главы.&gt;</text:p>
      <text:p text:style-name="P1"><text:span text:style-name="T3">&lt;</text:span><text:span text:style-name="T5">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8">Electronics “Disappointed”/Gary Jules “Mad World”/Pink Floyd “Another Brick In The Wall”/</text:span><text:span text:style-name="T19">Michael Jackson “Beat It”</text:span></text:p>
      <text:p text:style-name="P15">2. Пробуждение - <text:span text:style-name="T7">Pet Shop Boys “So Hard”, </text:span><text:span text:style-name="T10">Axel F</text:span></text:p>
      <text:p text:style-name="P15">3. Норф - <text:span text:style-name="T7">Dire Straits “Coyote”</text:span></text:p>
      <text:p text:style-name="P21">4. З<text:span text:style-name="T3">аклинание Последнего Шанса. </text:span><text:span text:style-name="T8">Mike Oldfield – Tres Lunas ”To Be Free” (Radio Edit)</text:span></text:p>
      <text:p text:style-name="P22">5. <text:span text:style-name="T12">Нерадивый ученик</text:span></text:p>
      <text:p text:style-name="P21"><text:span text:style-name="T8">6. </text:span><text:span text:style-name="T14">Нерадивый ученик-2</text:span><text:span text:style-name="T8"> </text:span><text:span text:style-name="T6">-Depeche Mode — Painkiller</text:span></text:p>
      <text:p text:style-name="P16">7. Жаркий пикник &lt;<text:span text:style-name="T21">Mylene Farmer — L`Ame-Stram-Gram</text:span>&gt;<text:line-break/>8. Стыд <text:s/>- <text:span text:style-name="T22">Pet Shop Boys — A Man Could Get Arrested</text:span></text:p>
      <text:p text:style-name="P16">9. Кошмар пегасов</text:p>
      <text:p text:style-name="P16">10. (40*<text:span text:style-name="T1">ctg(Pi/4)-6)/(ln(e)-sin(0)) </text:span>- </text:p>
      <text:p text:style-name="P16"><text:span text:style-name="T28">11.</text:span>Прощание-<text:span text:style-name="T28"> Knopfler —Hill Farmers Blues </text:span><text:span text:style-name="T23">https://www.youtube.com/watch?v=Py9SDdYGFrQ</text:span><text:line-break/><text:span text:style-name="T1">12. Понивилль</text:span></text:p>
      <text:p text:style-name="P16">13. Расследование Твайлайт Спаркл - <text:span text:style-name="T4">Seal «Amazing (T</text:span><text:span text:style-name="T9">hin White Duke Remix)”, </text:span><text:span text:style-name="T30">d.notive — Talking Flight</text:span></text:p>
      <text:p text:style-name="P24">14. Знакомство с Рэйнбоу Дэш</text:p>
      <text:p text:style-name="P19">15. День сурка</text:p>
      <text:p text:style-name="P19">16. Мэйнхэттен - <text:span text:style-name="T24">ZZ Top – Gimme all your lovin, Mothley Crue – Kick Start My Heart</text:span></text:p>
      <text:p text:style-name="P19"><text:span text:style-name="T23">17. Деградация -</text:span><text:span text:style-name="T15"> </text:span><text:span text:style-name="T31">David Bowie - Lets Dance, Roxette – Queen of rain, </text:span><text:span text:style-name="T25">Metallica-Enter Sandman</text:span></text:p>
      <text:p text:style-name="P19">18. Филлидельфия - <text:span text:style-name="T25">Kiss – I Was Made For Lovin’ You, </text:span><text:bookmark text:name="eow-title"/><text:span text:style-name="T29">Haddaway - What is love </text:span></text:p>
      <text:p text:style-name="P19">19. Фейс-контроль- <text:span text:style-name="T16">&lt;</text:span><text:span text:style-name="T26">Mothley Crue – Cickstart my heart</text:span><text:span text:style-name="T16">&gt;</text:span></text:p>
      <text:p text:style-name="P19">20. Большое Откровение - <text:span text:style-name="T16">&lt;</text:span><text:span text:style-name="T26">Mission Impossible theme</text:span><text:span text:style-name="T16">&gt;</text:span></text:p>
      <text:p text:style-name="P19">21. Поединок с Луной</text:p>
      <text:p text:style-name="P19">22. Лучший Гранд Галопин Гала в истории - <text:span text:style-name="T11">Bee Gees – You Should Be dancing, INXS – Suicide blonde, </text:span><text:span text:style-name="T32">Ace Enders – million different people</text:span></text:p>
      <text:p text:style-name="P19"><text:span text:style-name="T33">23. Летающий замок/Осколки. - </text:span><text:span text:style-name="T26">Electric Light Orchestra – Sorrow about to fall</text:span></text:p>
      <text:p text:style-name="P19"/>
      <text:p text:style-name="P19"/>
      <text:p text:style-name="P19">Roxette - Crush On You, How Do You Do</text:p>
      <text:p text:style-name="P19">Synthis — Empty Skies</text:p>
      <text:p text:style-name="P19">Blusoul — Eat Dust</text:p>
      <text:p text:style-name="P19">Cure — Apart, Love Song, Lullaby, The Big Hand, Wrong Number</text:p>
      <text:p text:style-name="P19">Theatre of Tragedy — Lorelei</text:p>
      <text:p text:style-name="P19"><text:soft-page-break/>Therion — To Mega Therion, O Fortuna</text:p>
      <text:p text:style-name="P19">Martin Mitton — Lonely Girl</text:p>
      <text:p text:style-name="P19">A-ha — The Sun Always shines on TV</text:p>
      <text:p text:style-name="P19">Ace Enders — A Million Different People</text:p>
      <text:p text:style-name="P20">Coldplay — Do not panic, Talk</text:p>
      <text:p text:style-name="P20">Cranberries — Animal Instinct</text:p>
      <text:p text:style-name="P20">Deep Purple — Smoke On The Water</text:p>
      <text:p text:style-name="P20">Depeche Mode — Never Let Me Down Again,Master And Servants,A Question Of Time,No Good,Painkiller</text:p>
      <text:p text:style-name="P20">Dire Straits — Freeway Flyer, The Road, What Is It, You dont know youre born, Coyote</text:p>
      <text:p text:style-name="P18">Seal – Killer</text:p>
      <text:p text:style-name="P18">Blue Ouster Cult – Do Not Fear The Reaper</text:p>
      <text:p text:style-name="P18">Elvis Presley – Raised On Rock</text:p>
      <text:p text:style-name="P18">Enigma – Return To Innocence</text:p>
      <text:p text:style-name="P25">Erasure – Always, <text:span text:style-name="T12">I love to hate you</text:span></text:p>
      <text:p text:style-name="P18">Foreigner - Urgent</text:p>
      <text:p text:style-name="P17"/>
      <text:p text:style-name="P1"><text:span text:style-name="T13">&lt;</text:span><text:span text:style-name="T17">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3">&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
      <text:p text:style-name="P10">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7"/>
      <text:h text:style-name="Heading_20_2" text:outline-level="2">Глава 23.5. Навсегда. И всегда.</text:h>
      <text:p text:style-name="P23"/>
      <text:p text:style-name="P23"/>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text:soft-page-break/>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Или, может быть, в тебе, Анон, если ты до сих пор пытаешься судить о пони по стандартам мира людей?</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 Ур-ра-а-а! Да здравствует Рэйнбоу Дэш!!! Предлагаю устроить в её честь вечеринку! А то что-то все какие-то скучные стали в последнее время!</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3">– Объявить об окончании испытаний. Снять кордоны с дорог. Расчистить развалины. Выполняйте.</text:p>
      <text:p text:style-name="P3">– Есть!</text:p>
      <text:p text:style-name="P3">Пегасы спикировали в долину.</text:p>
      <text:p text:style-name="P3"/>
      <text:p text:style-name="P3">…</text:p>
      <text:p text:style-name="P3"/>
      <text:p text:style-name="P3">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text:soft-page-break/>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3">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3">– Завтра на рассвете «Громовержец» достигнет руин нашего Дома. Мы предчувствуем великую битву.</text:p>
      <text:p text:style-name="P3">Луна стояла рядом, наблюдая за проплывающей внизу Эквестрией. Я удивился.</text:p>
      <text:p text:style-name="P3">– Разве ты не планируешь с помощью Дэш расчистить болото от пландерсидов? С кем мы будем сражаться?</text:p>
      <text:p text:style-name="P3">Луна тяжело вздохнула.</text:p>
      <text:p text:style-name="P3">– Мощь Рэйнбоу Дэш впечатляет. Но если бы Мы могли всё предусмотреть — тут был бы совсем <text:s/>другой мир.</text:p>
      <text:p text:style-name="P3">Аликорница огляделась по сторонам.</text:p>
      <text:p text:style-name="P3">–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3">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3">–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провожая Наши оставшиеся две центурии в последний бой.</text:p>
      <text:p text:style-name="P3">Аликорница коснулась крылом моего плеча.</text:p>
      <text:p text:style-name="P3">– Будь храбр. Будь стоек. Будь силён. Что бы ни случилось, помни: Эквестрия с тобой. Эквестрия в тебе. Навсегда. И всегда. Удачи, солдат!</text:p>
      <text:p text:style-name="P3">Луна повернулась и быстро ушла с обзорной площадки.</text:p>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Я усмехнулся и отряхнул с гривы Дэш остаток конфетти. </text:p>
      <text:p text:style-name="P3">– Ты нарисов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text:soft-page-break/>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3">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самые 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 Отнесу рисунок и вернусь.</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20">Ещ</text:span><text:span text:style-name="T3">ё</text:span><text:span text:style-name="T20">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20">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20">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20">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text:soft-page-break/>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20">Во всём мире остались только м</text:span>ы<text:span text:style-name="T20">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text:soft-page-break/></text:p>
      <text:p text:style-name="P6">Я хотел бы лететь в небе рядом с тобой, но у меня нет крыльев.</text:p>
      <text:p text:style-name="P6">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
      <text:h text:style-name="Heading_20_2" text:outline-level="2">Идеи</text:h>
      <text:list xml:id="list1352824168147611520" text:style-name="L1">
        <text:list-item>
          <text:p text:style-name="P27">Книги:</text:p>
        </text:list-item>
      </text:list>
      <text:list xml:id="list3918745387935929056" text:style-name="L2">
        <text:list-item>
          <text:p text:style-name="P28">«Великие грифоны прошлого» - из канона (5<text:span text:style-name="T1">s8e)</text:span></text:p>
        </text:list-item>
        <text:list-item>
          <text:p text:style-name="P28">«Высшие заклинания в повседневном использовании: от песчинки до дворца»</text:p>
        </text:list-item>
        <text:list-item>
          <text:p text:style-name="P32"><text:soft-page-break/>«Малоизвестные аспекты магии трансформаций»</text:p>
        </text:list-item>
        <text:list-item>
          <text:p text:style-name="P2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8">Дасти Вейфарер «Зебрианская культура, быт и фольклор»</text:p>
        </text:list-item>
        <text:list-item>
          <text:p text:style-name="P28">«Краткая история Эквестрии»</text:p>
        </text:list-item>
        <text:list-item>
          <text:p text:style-name="P28">«Шедевры архитектуры Эквестрии» с разделом о Кантерлотском Королевском Дворце</text:p>
        </text:list-item>
        <text:list-item>
          <text:p text:style-name="P28">«Великие дела и великие чары». Страница 893: …</text:p>
        </text:list-item>
        <text:list-item>
          <text:p text:style-name="P28">«<text:span text:style-name="T2">Природа Проклятий</text:span>» - обмен</text:p>
        </text:list-item>
        <text:list-item>
          <text:p text:style-name="P28"><text:span text:style-name="T2">«Магия для Чайников»</text:span> - обмен</text:p>
        </text:list-item>
        <text:list-item>
          <text:p text:style-name="P28"><text:span text:style-name="T2">«Энциклопедия Арканум»</text:span> - обмен</text:p>
        </text:list-item>
        <text:list-item>
          <text:p text:style-name="P28">«О Гейсах» - обмен</text:p>
        </text:list-item>
        <text:list-item>
          <text:p text:style-name="P28">«<text:span text:style-name="T2">Тайны Тайных Наук</text:span>» - обмен</text:p>
        </text:list-item>
        <text:list-item>
          <text:p text:style-name="P32">«Основы Заклятий» - обмен</text:p>
        </text:list-item>
        <text:list-item>
          <text:p text:style-name="P28">«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1648371166237592951" text:style-name="L3">
        <text:list-item>
          <text:p text:style-name="P2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30">Селестия — переменчивая пони. В одно время не строгая, а в другое может быть такой, что страшно становится</text:p>
        </text:list-item>
        <text:list-item>
          <text:p text:style-name="P29">У Селестии были такие элементы гармонии: Магия, Доброта, Смех. У Луны — Верность, Честность, Щедрость. (ксенофазия)</text:p>
        </text:list-item>
        <text:list-item>
          <text:p text:style-name="P2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9">Около 820-ти лет назад будущий маг Лайтнинг Стар поступил на обучение к наставнику Тииспоту</text:p>
        </text:list-item>
        <text:list-item>
          <text:p text:style-name="P2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text:soft-page-break/>цветка меняло чары.</text:p>
        </text:list-item>
        <text:list-item>
          <text:p text:style-name="P29">У Селестии грива и хвост развеваются и переливаются от магического шампуня</text:p>
        </text:list-item>
        <text:list-item>
          <text:p text:style-name="P29">Тело Селестии очень крепкое — может выдержать несколько тонн земли</text:p>
        </text:list-item>
        <text:list-item>
          <text:p text:style-name="P29">Дискорд намного старше принцесс, его магия сильнее ихней на голову</text:p>
        </text:list-item>
        <text:list-item>
          <text:p text:style-name="P29">Луна младше Селестии на 3 года. Сёстрам около 5000 лет. <text:span text:style-name="T2">По другим данным, Селестии около 2500 лет (Обмен).</text:span></text:p>
        </text:list-item>
        <text:list-item>
          <text:p text:style-name="P29">Принцессы начали войну с Дискордом в возрасте, когда им было около 700 лет — и продолжалась война почти сто лет</text:p>
        </text:list-item>
        <text:list-item>
          <text:p text:style-name="P29">Самый главный враг сестёр и Дискорда — скука</text:p>
        </text:list-item>
        <text:list-item>
          <text:p text:style-name="P29">В Эквестрии на одного жеребца приходится четыре - пять кобыл</text:p>
        </text:list-item>
        <text:list-item>
          <text:p text:style-name="P2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9">Селестия в первые полторы тысячи лет путешествовала — и заварила несколько войн (две — с Эквестрией, в одной была против Луны)</text:p>
        </text:list-item>
        <text:list-item>
          <text:p text:style-name="P29">Настоящий цвет гривы Селестии — клубнично-розовая. Радужный цвет гривы и хвоста поддерживается магией</text:p>
        </text:list-item>
        <text:list-item>
          <text:p text:style-name="P29">Кроме Дискорда, старше сестёр ещё старейшина драконов</text:p>
        </text:list-item>
        <text:list-item>
          <text:p text:style-name="P29">Кэйденс не прожила и 60-ти лет и является низкорожденной</text:p>
        </text:list-item>
        <text:list-item>
          <text:p text:style-name="P2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9">Народ тихо фигел от нововведений и с ещё большим ожесточением продолжал делать по-своему</text:p>
        </text:list-item>
        <text:list-item>
          <text:p text:style-name="P2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9">Когда пони женятся, они обмениваются ножными браслетами</text:p>
        </text:list-item>
        <text:list-item>
          <text:p text:style-name="P29">Светилами, кроме сестёр, могут управлять единороги (группы), Дискорд, Твайлайт и Старсвирл</text:p>
        </text:list-item>
        <text:list-item>
          <text:p text:style-name="P29">Королева Кризалис — правительница Зелёной Долины</text:p>
        </text:list-item>
        <text:list-item>
          <text:p text:style-name="P29">Мать Луны и Селестии — аликорн Лорен. Мать Дискорда — Алиса (пони-человек)</text:p>
        </text:list-item>
        <text:list-item>
          <text:p text:style-name="P29">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07-05T00:01:03.45</dc:date>
    <meta:editing-duration>P9DT4H43M23S</meta:editing-duration>
    <meta:editing-cycles>337</meta:editing-cycles>
    <meta:generator>OpenOffice/4.1.1$Win32 OpenOffice.org_project/411m6$Build-9775</meta:generator>
    <dc:creator>макс </dc:creator>
    <meta:document-statistic meta:table-count="0" meta:image-count="0" meta:object-count="0" meta:page-count="9" meta:paragraph-count="216" meta:word-count="3586" meta:character-count="22787"/>
  </office:meta>
</office:document-meta>
</file>